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68b" officeooo:paragraph-rsid="0018268b"/>
    </style:style>
    <style:style style:name="P2" style:family="paragraph" style:parent-style-name="Text_20_body">
      <style:text-properties officeooo:rsid="0018268b" officeooo:paragraph-rsid="0018268b"/>
    </style:style>
    <style:style style:name="P3" style:family="paragraph" style:parent-style-name="Preformatted_20_Text">
      <style:text-properties officeooo:rsid="0018268b" officeooo:paragraph-rsid="0018268b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d7daf"/>
    </style:style>
    <style:style style:name="T1" style:family="text">
      <style:text-properties officeooo:rsid="00197d7f"/>
    </style:style>
    <style:style style:name="T2" style:family="text">
      <style:text-properties officeooo:rsid="001b60ea"/>
    </style:style>
    <style:style style:name="T3" style:family="text">
      <style:text-properties officeooo:rsid="001d7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ruaçao placa wifi </text:p>
      <text:p text:style-name="P1">ativando ou desativando</text:p>
      <text:p text:style-name="P1"/>
      <text:p text:style-name="P3"><text:span text:style-name="Source_20_Text">systemctl stop network-manager.service</text:span></text:p>
      <text:p text:style-name="Preformatted_20_Text"><text:span text:style-name="Source_20_Text">systemctl stop wpa_supplicant.service</text:span></text:p>
      <text:p text:style-name="P4"><text:span text:style-name="Source_20_Text"># once you’re finished with fluxion, undo it by changing stop to start.</text:span></text:p>
      <text:p text:style-name="P1"/>
      <text:p text:style-name="P1">tornando master </text:p>
      <text:p text:style-name="P1"/>
      <text:p text:style-name="P2">ifconfig wlan0 down<text:line-break/><text:span text:style-name="T2">set </text:span>iwconfig wlan0 mode master</text:p>
      <text:p text:style-name="P2"><text:s/><text:span text:style-name="T1">tornado automatico</text:span></text:p>
      <text:p text:style-name="P3"><text:span text:style-name="Source_20_Text">export FLUXIONAuto=1</text:span></text:p>
      <text:p text:style-name="P4"><text:span text:style-name="Source_20_Text">./fluxion.sh</text:span></text:p>
      <text:p text:style-name="P4"><text:span text:style-name="Source_20_Text"/></text:p>
      <text:p text:style-name="P4"><text:span text:style-name="Source_20_Text">……………………………………………………………</text:span></text:p>
      <text:p text:style-name="P4"><text:span text:style-name="Source_20_Text"># Remove all manually created interfaces, except the original (wlan0?):</text:span></text:p>
      <text:p text:style-name="Preformatted_20_Text"><text:span text:style-name="Source_20_Text">iw dev wlan1 del</text:span></text:p>
      <text:p text:style-name="Preformatted_20_Text"/>
      <text:p text:style-name="Preformatted_20_Text"><text:span text:style-name="Source_20_Text"># Stop anything that could mess with the interfaces</text:span></text:p>
      <text:p text:style-name="Preformatted_20_Text"><text:span text:style-name="Source_20_Text">systemctl stop network-manager.service</text:span></text:p>
      <text:p text:style-name="Preformatted_20_Text"><text:span text:style-name="Source_20_Text">systemctl stop wpa_supplicant.service # This one might not be installed, that's fine.</text:span></text:p>
      <text:p text:style-name="Preformatted_20_Text"/>
      <text:p text:style-name="Preformatted_20_Text"><text:span text:style-name="Source_20_Text"># Add a new interface from wlan0:</text:span></text:p>
      <text:p text:style-name="Preformatted_20_Text"><text:span text:style-name="Source_20_Text">iw dev wlan0 interface add flux0 type managed</text:span></text:p>
      <text:p text:style-name="Preformatted_20_Text"/>
      <text:p text:style-name="Preformatted_20_Text"><text:span text:style-name="Source_20_Text"># Delete the original interface:</text:span></text:p>
      <text:p text:style-name="Preformatted_20_Text"><text:span text:style-name="Source_20_Text">iw dev wlan0 del</text:span></text:p>
      <text:p text:style-name="Preformatted_20_Text"/>
      <text:p text:style-name="Preformatted_20_Text"><text:span text:style-name="Source_20_Text"># Close all terminal windows.</text:span></text:p>
      <text:p text:style-name="Preformatted_20_Text"><text:span text:style-name="Source_20_Text"># Open a new window, and DO NOT set any flags.</text:span></text:p>
      <text:p text:style-name="Preformatted_20_Text"><text:span text:style-name="Source_20_Text">cd fluxion # Go to fluxion's root</text:span></text:p>
      <text:p text:style-name="P4"><text:span text:style-name="Source_20_Text">./fluxion.sh # execute it regularly</text:span></text:p>
      <text:p text:style-name="P4"><text:span text:style-name="Source_20_Text"/></text:p>
      <text:p text:style-name="P6"><text:span text:style-name="Source_20_Text"><text:span text:style-name="T3">verificar driver placa de rede</text:span></text:span></text:p>
      <text:p text:style-name="P6"><text:span text:style-name="Source_20_Text">airmon-ng</text:span></text:p>
      <text:p text:style-name="P6"><text:span text:style-name="Source_20_Text"/></text:p>
      <text:p text:style-name="P4"><text:span text:style-name="Source_20_Text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28:18.935860220</meta:creation-date>
    <dc:date>2019-07-15T17:45:00.227369023</dc:date>
    <meta:editing-duration>PT17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37" meta:character-count="902" meta:non-whitespace-character-count="788"/>
  </office:meta>
</office:document-meta>
</file>